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50.64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MP _ preComputing</text:p>
          </table:table-cell>
          <table:table-cell office:value-type="string" calcext:value-type="string">
            <text:p>KMP _ Search</text:p>
          </table:table-cell>
          <table:table-cell office:value-type="string" calcext:value-type="string">
            <text:p>Rabin_karp_Preprocessing</text:p>
          </table:table-cell>
          <table:table-cell office:value-type="string" calcext:value-type="string">
            <text:p>Rabin_karp_Search</text:p>
          </table:table-cell>
          <table:table-cell office:value-type="string" calcext:value-type="string">
            <text:p>Suffix_tree_prerocessing</text:p>
          </table:table-cell>
          <table:table-cell office:value-type="string" calcext:value-type="string">
            <text:p>Suffix_search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  <table:table-row table:style-name="ro1">
          <table:table-cell office:value-type="float" office:value="0.049424" calcext:value-type="float">
            <text:p>0.049424</text:p>
          </table:table-cell>
          <table:table-cell office:value-type="float" office:value="7.86956" calcext:value-type="float">
            <text:p>7.86956</text:p>
          </table:table-cell>
          <table:table-cell office:value-type="float" office:value="0.058405" calcext:value-type="float">
            <text:p>0.058405</text:p>
          </table:table-cell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0.531658" calcext:value-type="float">
            <text:p>0.531658</text:p>
          </table:table-cell>
        </table:table-row>
        <table:table-row table:style-name="ro1">
          <table:table-cell office:value-type="float" office:value="0.054158" calcext:value-type="float">
            <text:p>0.054158</text:p>
          </table:table-cell>
          <table:table-cell office:value-type="float" office:value="7.46553" calcext:value-type="float">
            <text:p>7.46553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13.468" calcext:value-type="float">
            <text:p>13.468</text:p>
          </table:table-cell>
          <table:table-cell office:value-type="float" office:value="0" calcext:value-type="float">
            <text:p>0</text:p>
          </table:table-cell>
          <table:table-cell office:value-type="float" office:value="0.345705" calcext:value-type="float">
            <text:p>0.345705</text:p>
          </table:table-cell>
        </table:table-row>
        <table:table-row table:style-name="ro1">
          <table:table-cell office:value-type="float" office:value="0.049981" calcext:value-type="float">
            <text:p>0.049981</text:p>
          </table:table-cell>
          <table:table-cell office:value-type="float" office:value="7.45153" calcext:value-type="float">
            <text:p>7.45153</text:p>
          </table:table-cell>
          <table:table-cell office:value-type="float" office:value="0.058255" calcext:value-type="float">
            <text:p>0.058255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" calcext:value-type="float">
            <text:p>0</text:p>
          </table:table-cell>
          <table:table-cell office:value-type="float" office:value="0.306641" calcext:value-type="float">
            <text:p>0.306641</text:p>
          </table:table-cell>
        </table:table-row>
        <table:table-row table:style-name="ro1">
          <table:table-cell office:value-type="float" office:value="0.022763" calcext:value-type="float">
            <text:p>0.022763</text:p>
          </table:table-cell>
          <table:table-cell office:value-type="float" office:value="8.11412" calcext:value-type="float">
            <text:p>8.11412</text:p>
          </table:table-cell>
          <table:table-cell office:value-type="float" office:value="0.061051" calcext:value-type="float">
            <text:p>0.061051</text:p>
          </table:table-cell>
          <table:table-cell office:value-type="float" office:value="9.01453" calcext:value-type="float">
            <text:p>9.01453</text:p>
          </table:table-cell>
          <table:table-cell office:value-type="float" office:value="0" calcext:value-type="float">
            <text:p>0</text:p>
          </table:table-cell>
          <table:table-cell office:value-type="float" office:value="0.300118" calcext:value-type="float">
            <text:p>0.300118</text:p>
          </table:table-cell>
        </table:table-row>
        <table:table-row table:style-name="ro1">
          <table:table-cell office:value-type="float" office:value="0.02137" calcext:value-type="float">
            <text:p>0.02137</text:p>
          </table:table-cell>
          <table:table-cell office:value-type="float" office:value="7.17398" calcext:value-type="float">
            <text:p>7.17398</text:p>
          </table:table-cell>
          <table:table-cell office:value-type="float" office:value="0.05831" calcext:value-type="float">
            <text:p>0.05831</text:p>
          </table:table-cell>
          <table:table-cell office:value-type="float" office:value="12.9706" calcext:value-type="float">
            <text:p>12.9706</text:p>
          </table:table-cell>
          <table:table-cell office:value-type="float" office:value="0" calcext:value-type="float">
            <text:p>0</text:p>
          </table:table-cell>
          <table:table-cell office:value-type="float" office:value="0.294804" calcext:value-type="float">
            <text:p>0.294804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3445" calcext:value-type="float">
            <text:p>0.023445</text:p>
          </table:table-cell>
          <table:table-cell office:value-type="float" office:value="7.08787" calcext:value-type="float">
            <text:p>7.087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14.3737" calcext:value-type="float">
            <text:p>14.3737</text:p>
          </table:table-cell>
          <table:table-cell office:value-type="float" office:value="0" calcext:value-type="float">
            <text:p>0</text:p>
          </table:table-cell>
          <table:table-cell office:value-type="float" office:value="0.295187" calcext:value-type="float">
            <text:p>0.295187</text:p>
          </table:table-cell>
        </table:table-row>
        <table:table-row table:style-name="ro1">
          <table:table-cell office:value-type="float" office:value="0.022171" calcext:value-type="float">
            <text:p>0.022171</text:p>
          </table:table-cell>
          <table:table-cell office:value-type="float" office:value="8.06508" calcext:value-type="float">
            <text:p>8.06508</text:p>
          </table:table-cell>
          <table:table-cell office:value-type="float" office:value="0.058435" calcext:value-type="float">
            <text:p>0.058435</text:p>
          </table:table-cell>
          <table:table-cell office:value-type="float" office:value="13.4883" calcext:value-type="float">
            <text:p>13.4883</text:p>
          </table:table-cell>
          <table:table-cell office:value-type="float" office:value="0" calcext:value-type="float">
            <text:p>0</text:p>
          </table:table-cell>
          <table:table-cell office:value-type="float" office:value="0.310259" calcext:value-type="float">
            <text:p>0.310259</text:p>
          </table:table-cell>
        </table:table-row>
        <table:table-row table:style-name="ro1">
          <table:table-cell office:value-type="float" office:value="0.021731" calcext:value-type="float">
            <text:p>0.021731</text:p>
          </table:table-cell>
          <table:table-cell office:value-type="float" office:value="7.25113" calcext:value-type="float">
            <text:p>7.25113</text:p>
          </table:table-cell>
          <table:table-cell office:value-type="float" office:value="0.066433" calcext:value-type="float">
            <text:p>0.066433</text:p>
          </table:table-cell>
          <table:table-cell office:value-type="float" office:value="12.1004" calcext:value-type="float">
            <text:p>12.1004</text:p>
          </table:table-cell>
          <table:table-cell office:value-type="float" office:value="0" calcext:value-type="float">
            <text:p>0</text:p>
          </table:table-cell>
          <table:table-cell office:value-type="float" office:value="0.301191" calcext:value-type="float">
            <text:p>0.301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6:35:31.968383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50:48.257858171</meta:creation-date>
    <meta:generator>LibreOffice/5.1.6.2$Linux_X86_64 LibreOffice_project/10m0$Build-2</meta:generator>
    <dc:date>2017-09-11T16:36:06.650400044</dc:date>
    <meta:editing-duration>PT3H26M53S</meta:editing-duration>
    <meta:editing-cycles>3</meta:editing-cycles>
    <meta:document-statistic meta:table-count="1" meta:cell-count="600" meta:object-count="0"/>
  </office:meta>
</office:document-meta>
</file>